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7" style:family="table-cell" style:parent-style-name="Default" style:data-style-name="N1">
      <style:table-cell-properties fo:background-color="#dddddd"/>
    </style:style>
    <style:style style:name="ce8" style:family="table-cell" style:parent-style-name="Default" style:data-style-name="N10">
      <style:table-cell-properties fo:background-color="#dddddd" style:text-align-source="fix" style:repeat-content="false"/>
      <style:paragraph-properties fo:text-align="end" fo:margin-left="0in"/>
    </style:style>
    <style:style style:name="ce1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</style:style>
    <style:style style:name="ce12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dddddd"/>
    </style:style>
    <style:style style:name="ce18" style:family="table-cell" style:parent-style-name="Default" style:data-style-name="N121">
      <style:table-cell-properties fo:background-color="#dddddd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21">
      <style:table-cell-properties fo:background-color="#eeeeee"/>
    </style:style>
    <style:style style:name="ce3" style:family="table-cell" style:parent-style-name="Default" style:data-style-name="N121">
      <style:table-cell-properties fo:background-color="#999999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2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in"/>
    </style:style>
    <style:style style:name="ce38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121"/>
    <style:style style:name="ce28" style:family="table-cell" style:parent-style-name="Default" style:data-style-name="N121">
      <style:table-cell-properties fo:background-color="#eeeeee" style:text-align-source="fix" style:repeat-content="false"/>
      <style:paragraph-properties fo:text-align="end" fo:margin-left="0in"/>
    </style:style>
    <style:style style:name="ce24" style:family="table-cell" style:parent-style-name="Default" style:data-style-name="N121">
      <style:table-cell-properties fo:background-color="#999999" style:text-align-source="fix" style:repeat-content="false" fo:border="none"/>
      <style:paragraph-properties fo:text-align="center" fo:margin-left="0in"/>
    </style:style>
    <style:style style:name="ce47" style:family="table-cell" style:parent-style-name="Default" style:data-style-name="N124">
      <style:table-cell-properties fo:background-color="#dddddd"/>
    </style:style>
    <style:style style:name="ce33" style:family="table-cell" style:parent-style-name="Default" style:data-style-name="N11">
      <style:table-cell-properties fo:background-color="transparent"/>
    </style:style>
    <style:style style:name="ce49" style:family="table-cell" style:parent-style-name="Default" style:data-style-name="N123">
      <style:table-cell-properties fo:background-color="#dddddd"/>
    </style:style>
    <style:style style:name="ce39" style:family="table-cell" style:parent-style-name="Default" style:data-style-name="N123"/>
    <style:style style:name="ce37" style:family="table-cell" style:parent-style-name="Default" style:data-style-name="N123">
      <style:table-cell-properties fo:background-color="#eeeeee"/>
    </style:style>
    <style:style style:name="ce35" style:family="table-cell" style:parent-style-name="Default" style:data-style-name="N1">
      <style:table-cell-properties fo:background-color="#999999" style:text-align-source="fix" style:repeat-content="false" fo:border="none"/>
      <style:paragraph-properties fo:text-align="center" fo:margin-left="0in"/>
    </style:style>
    <style:style style:name="ce57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in"/>
    </style:style>
    <style:style style:name="ce58" style:family="table-cell" style:parent-style-name="Default" style:data-style-name="N123">
      <style:table-cell-properties fo:background-color="#dddddd"/>
      <style:text-properties fo:font-weight="normal" style:font-weight-asian="normal" style:font-weight-complex="normal"/>
    </style:style>
    <style:style style:name="ce43" style:family="table-cell" style:parent-style-name="Default" style:data-style-name="N1">
      <style:table-cell-properties fo:background-color="transparent"/>
    </style:style>
    <style:style style:name="ce60" style:family="table-cell" style:parent-style-name="Default" style:data-style-name="N123">
      <style:table-cell-properties fo:background-color="#dddddd"/>
      <style:text-properties fo:font-weight="bold" style:font-weight-asian="bold" style:font-weight-complex="bold"/>
    </style:style>
    <style:style style:name="ce54" style:family="table-cell" style:parent-style-name="Default" style:data-style-name="N123">
      <style:text-properties fo:font-weight="bold" style:font-weight-asian="bold" style:font-weight-complex="bold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68" style:family="table-cell" style:parent-style-name="Default" style:data-style-name="N121">
      <style:table-cell-properties fo:background-color="#dddddd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transparent"/>
    </style:style>
    <style:style style:name="ce2" style:family="table-cell" style:parent-style-name="Default" style:data-style-name="N1"/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5201in" svg:height="5.6992in" svg:x="1.0673in" svg:y="0.2827in">
            <draw:object draw:notify-on-update-of-ranges="Sheet1.A44:Sheet1.A44 Sheet1.C44:Sheet1.N44 Sheet1.A47:Sheet1.A47 Sheet1.C47:Sheet1.N47 Sheet1.A50:Sheet1.A50 Sheet1.C50:Sheet1.N50 Sheet1.A53:Sheet1.A53 Sheet1.C53:Sheet1.N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7" table:default-cell-style-name="Default"/>
        <table:table-column table:style-name="co6" table:number-columns-repeated="1010" table:default-cell-style-name="Default"/>
        <table:table-row table:style-name="ro1" table:number-rows-repeated="10">
          <table:table-cell table:style-name="Default"/>
          <table:table-cell table:number-columns-repeated="13"/>
          <table:table-cell table:style-name="ce2" table:number-columns-repeated="1006"/>
          <table:table-cell table:number-columns-repeated="4"/>
        </table:table-row>
        <table:table-row table:style-name="ro1" table:number-rows-repeated="21">
          <table:table-cell table:style-name="Default"/>
          <table:table-cell table:number-columns-repeated="13"/>
          <table:table-cell table:style-name="ce30" table:number-columns-repeated="1006"/>
          <table:table-cell table:number-columns-repeated="4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ce5" office:value-type="string" calcext:value-type="string">
            <text:p>::gentoo</text:p>
          </table:table-cell>
          <table:table-cell table:style-name="ce16"/>
          <table:table-cell table:style-name="ce31" office:value-type="string" calcext:value-type="string">
            <text:p>~/run</text:p>
          </table:table-cell>
          <table:table-cell table:style-name="ce57" office:value-type="string" calcext:value-type="string">
            <text:p>~/img</text:p>
          </table:table-cell>
          <table:table-cell table:style-name="ce33" table:number-columns-repeated="2"/>
          <table:table-cell table:style-name="ce43" table:number-columns-repeated="8"/>
          <table:table-cell table:style-name="ce51" table:number-columns-repeated="1010"/>
        </table:table-row>
        <table:table-row table:style-name="ro1">
          <table:table-cell table:style-name="ce7" office:value-type="float" office:value="19300" calcext:value-type="float">
            <text:p>19300</text:p>
          </table:table-cell>
          <table:table-cell table:style-name="ce31" office:value-type="string" calcext:value-type="string">
            <text:p>coverage</text:p>
          </table:table-cell>
          <table:table-cell table:style-name="ce7" office:value-type="float" office:value="15031" calcext:value-type="float">
            <text:p>15031</text:p>
          </table:table-cell>
          <table:table-cell table:style-name="ce7" office:value-type="float" office:value="17784" calcext:value-type="float">
            <text:p>17784</text:p>
          </table:table-cell>
          <table:table-cell/>
          <table:table-cell table:style-name="ce43" table:number-columns-repeated="8"/>
          <table:table-cell table:style-name="ce51" table:number-columns-repeated="1011"/>
        </table:table-row>
        <table:table-row table:style-name="ro1">
          <table:table-cell table:style-name="ce8" office:value-type="percentage" office:value="1" calcext:value-type="percentage">
            <text:p>100%</text:p>
          </table:table-cell>
          <table:table-cell table:style-name="ce32"/>
          <table:table-cell table:style-name="ce47" table:formula="of:=[.C37]/[.$A37]" office:value-type="percentage" office:value="0.77880829015544" calcext:value-type="percentage">
            <text:p>77.9%</text:p>
          </table:table-cell>
          <table:table-cell table:style-name="ce47" table:formula="of:=[.D37]/[.$A37]" office:value-type="percentage" office:value="0.921450777202073" calcext:value-type="percentage">
            <text:p>92.1%</text:p>
          </table:table-cell>
          <table:table-cell/>
          <table:table-cell table:style-name="ce43" table:number-columns-repeated="10"/>
          <table:table-cell table:style-name="ce51" table:number-columns-repeated="1009"/>
        </table:table-row>
        <table:table-row table:style-name="ro1">
          <table:table-cell table:style-name="ce1"/>
          <table:table-cell table:style-name="ce21"/>
          <table:table-cell table:style-name="ce33" table:number-columns-repeated="3"/>
          <table:table-cell table:style-name="ce43" table:number-columns-repeated="9"/>
          <table:table-cell table:style-name="ce51"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2" office:value-type="string" calcext:value-type="string" table:number-columns-spanned="13" table:number-rows-spanned="1">
            <text:p>emerges per day wrt dependency overhead (amount of packages before an emerge does not calculated additional deps)</text:p>
          </table:table-cell>
          <table:covered-table-cell table:number-columns-repeated="12" table:style-name="ce12" office:value-type="string" calcext:value-type="string">
            <text:p>emerges per day wrt dependency overhead (amount of packages before an emerge does not calculated additional deps)</text:p>
          </table:covered-table-cell>
          <table:table-cell table:style-name="ce12"/>
          <table:table-cell table:style-name="ce51" table:number-columns-repeated="1010"/>
        </table:table-row>
        <table:table-row table:style-name="ro1">
          <table:table-cell table:style-name="ce14" office:value-type="string" calcext:value-type="string">
            <text:p>overhead</text:p>
          </table:table-cell>
          <table:table-cell table:style-name="ce36"/>
          <table:table-cell table:style-name="ce49" table:number-columns-repeated="12"/>
          <table:table-cell table:number-columns-repeated="1010"/>
        </table:table-row>
        <table:table-row table:style-name="ro1">
          <table:table-cell table:style-name="ce16"/>
          <table:table-cell table:style-name="ce36" office:value-type="string" calcext:value-type="string">
            <text:p>cum - overhead</text:p>
          </table:table-cell>
          <table:table-cell table:style-name="ce49" table:formula="of:=[.C$58]-[.$A44]" office:value-type="float" office:value="-3709.46153846154" calcext:value-type="float">
            <text:p>-3709.5</text:p>
          </table:table-cell>
          <table:table-cell table:style-name="ce49" table:formula="of:=[.D$58]-[.$A44]" office:value-type="float" office:value="-2259.38461538461" calcext:value-type="float">
            <text:p>-2259.4</text:p>
          </table:table-cell>
          <table:table-cell table:style-name="ce49" table:formula="of:=[.E$58]-[.$A44]" office:value-type="float" office:value="-1094.30769230769" calcext:value-type="float">
            <text:p>-1094.3</text:p>
          </table:table-cell>
          <table:table-cell table:style-name="ce49" table:formula="of:=[.F$58]-[.$A44]" office:value-type="float" office:value="-63.6923076923085" calcext:value-type="float">
            <text:p>-63.7</text:p>
          </table:table-cell>
          <table:table-cell table:style-name="ce49" table:formula="of:=[.G$58]-[.$A44]" office:value-type="float" office:value="823.384615384615" calcext:value-type="float">
            <text:p>823.4</text:p>
          </table:table-cell>
          <table:table-cell table:style-name="ce49" table:formula="of:=[.H$58]-[.$A44]" office:value-type="float" office:value="1602.92307692308" calcext:value-type="float">
            <text:p>1602.9</text:p>
          </table:table-cell>
          <table:table-cell table:style-name="ce49" table:formula="of:=[.I$58]-[.$A44]" office:value-type="float" office:value="2307.61538461538" calcext:value-type="float">
            <text:p>2307.6</text:p>
          </table:table-cell>
          <table:table-cell table:style-name="ce49" table:formula="of:=[.J$58]-[.$A44]" office:value-type="float" office:value="2984.46153846154" calcext:value-type="float">
            <text:p>2984.5</text:p>
          </table:table-cell>
          <table:table-cell table:style-name="ce49" table:formula="of:=[.K$58]-[.$A44]" office:value-type="float" office:value="3553.69230769231" calcext:value-type="float">
            <text:p>3553.7</text:p>
          </table:table-cell>
          <table:table-cell table:style-name="ce49" table:formula="of:=[.L$58]-[.$A44]" office:value-type="float" office:value="4104.38461538462" calcext:value-type="float">
            <text:p>4104.4</text:p>
          </table:table-cell>
          <table:table-cell table:style-name="ce49" table:formula="of:=[.M$58]-[.$A44]" office:value-type="float" office:value="4638.76923076923" calcext:value-type="float">
            <text:p>4638.8</text:p>
          </table:table-cell>
          <table:table-cell table:style-name="ce49" table:formula="of:=[.N$58]-[.$A44]" office:value-type="float" office:value="5137.76923076923" calcext:value-type="float">
            <text:p>5137.8</text:p>
          </table:table-cell>
          <table:table-cell table:number-columns-repeated="1010"/>
        </table:table-row>
        <table:table-row table:style-name="ro1">
          <table:table-cell table:style-name="ce7" office:value-type="float" office:value="5000" calcext:value-type="float">
            <text:p>5000</text:p>
          </table:table-cell>
          <table:table-cell table:style-name="ce38" office:value-type="string" calcext:value-type="string">
            <text:p>saldo</text:p>
          </table:table-cell>
          <table:table-cell table:style-name="ce49" table:formula="of:=[.C43]/[.C$60]" office:value-type="float" office:value="-3709.46153846154" calcext:value-type="float">
            <text:p>-3709.5</text:p>
          </table:table-cell>
          <table:table-cell table:style-name="ce49" table:formula="of:=[.D43]/[.D$60]" office:value-type="float" office:value="-1129.69230769231" calcext:value-type="float">
            <text:p>-1129.7</text:p>
          </table:table-cell>
          <table:table-cell table:style-name="ce49" table:formula="of:=[.E43]/[.E$60]" office:value-type="float" office:value="-364.769230769231" calcext:value-type="float">
            <text:p>-364.8</text:p>
          </table:table-cell>
          <table:table-cell table:style-name="ce49" table:formula="of:=[.F43]/[.F$60]" office:value-type="float" office:value="-15.9230769230771" calcext:value-type="float">
            <text:p>-15.9</text:p>
          </table:table-cell>
          <table:table-cell table:style-name="ce49" table:formula="of:=[.G43]/[.G$60]" office:value-type="float" office:value="164.676923076923" calcext:value-type="float">
            <text:p>164.7</text:p>
          </table:table-cell>
          <table:table-cell table:style-name="ce49" table:formula="of:=[.H43]/[.H$60]" office:value-type="float" office:value="267.153846153846" calcext:value-type="float">
            <text:p>267.2</text:p>
          </table:table-cell>
          <table:table-cell table:style-name="ce49" table:formula="of:=[.I43]/[.I$60]" office:value-type="float" office:value="329.659340659341" calcext:value-type="float">
            <text:p>329.7</text:p>
          </table:table-cell>
          <table:table-cell table:style-name="ce58" table:formula="of:=[.J43]/[.J$60]" office:value-type="float" office:value="373.057692307692" calcext:value-type="float">
            <text:p>373.1</text:p>
          </table:table-cell>
          <table:table-cell table:style-name="ce58" table:formula="of:=[.K43]/[.K$60]" office:value-type="float" office:value="394.854700854701" calcext:value-type="float">
            <text:p>394.9</text:p>
          </table:table-cell>
          <table:table-cell table:style-name="ce58" table:formula="of:=[.L43]/[.L$60]" office:value-type="float" office:value="410.438461538462" calcext:value-type="float">
            <text:p>410.4</text:p>
          </table:table-cell>
          <table:table-cell table:style-name="ce58" table:formula="of:=[.M43]/[.M$60]" office:value-type="float" office:value="421.706293706294" calcext:value-type="float">
            <text:p>421.7</text:p>
          </table:table-cell>
          <table:table-cell table:style-name="ce60" table:formula="of:=[.N43]/[.N$60]" office:value-type="float" office:value="428.147435897436" calcext:value-type="float">
            <text:p>428.1</text:p>
          </table:table-cell>
          <table:table-cell table:number-columns-repeated="1010"/>
        </table:table-row>
        <table:table-row table:style-name="ro1">
          <table:table-cell table:style-name="ce18"/>
          <table:table-cell table:style-name="ce36"/>
          <table:table-cell table:style-name="ce49" table:number-columns-repeated="12"/>
          <table:table-cell table:number-columns-repeated="1010"/>
        </table:table-row>
        <table:table-row table:style-name="ro1">
          <table:table-cell table:style-name="ce16"/>
          <table:table-cell table:style-name="ce36" office:value-type="string" calcext:value-type="string">
            <text:p>cum - overhead</text:p>
          </table:table-cell>
          <table:table-cell table:style-name="ce49" table:formula="of:=[.C$58]-[.$A47]" office:value-type="float" office:value="-2709.46153846154" calcext:value-type="float">
            <text:p>-2709.5</text:p>
          </table:table-cell>
          <table:table-cell table:style-name="ce49" table:formula="of:=[.D$58]-[.$A47]" office:value-type="float" office:value="-1259.38461538462" calcext:value-type="float">
            <text:p>-1259.4</text:p>
          </table:table-cell>
          <table:table-cell table:style-name="ce49" table:formula="of:=[.E$58]-[.$A47]" office:value-type="float" office:value="-94.3076923076924" calcext:value-type="float">
            <text:p>-94.3</text:p>
          </table:table-cell>
          <table:table-cell table:style-name="ce49" table:formula="of:=[.F$58]-[.$A47]" office:value-type="float" office:value="936.307692307691" calcext:value-type="float">
            <text:p>936.3</text:p>
          </table:table-cell>
          <table:table-cell table:style-name="ce49" table:formula="of:=[.G$58]-[.$A47]" office:value-type="float" office:value="1823.38461538462" calcext:value-type="float">
            <text:p>1823.4</text:p>
          </table:table-cell>
          <table:table-cell table:style-name="ce49" table:formula="of:=[.H$58]-[.$A47]" office:value-type="float" office:value="2602.92307692308" calcext:value-type="float">
            <text:p>2602.9</text:p>
          </table:table-cell>
          <table:table-cell table:style-name="ce49" table:formula="of:=[.I$58]-[.$A47]" office:value-type="float" office:value="3307.61538461538" calcext:value-type="float">
            <text:p>3307.6</text:p>
          </table:table-cell>
          <table:table-cell table:style-name="ce49" table:formula="of:=[.J$58]-[.$A47]" office:value-type="float" office:value="3984.46153846154" calcext:value-type="float">
            <text:p>3984.5</text:p>
          </table:table-cell>
          <table:table-cell table:style-name="ce49" table:formula="of:=[.K$58]-[.$A47]" office:value-type="float" office:value="4553.69230769231" calcext:value-type="float">
            <text:p>4553.7</text:p>
          </table:table-cell>
          <table:table-cell table:style-name="ce49" table:formula="of:=[.L$58]-[.$A47]" office:value-type="float" office:value="5104.38461538462" calcext:value-type="float">
            <text:p>5104.4</text:p>
          </table:table-cell>
          <table:table-cell table:style-name="ce49" table:formula="of:=[.M$58]-[.$A47]" office:value-type="float" office:value="5638.76923076923" calcext:value-type="float">
            <text:p>5638.8</text:p>
          </table:table-cell>
          <table:table-cell table:style-name="ce49" table:formula="of:=[.N$58]-[.$A47]" office:value-type="float" office:value="6137.76923076923" calcext:value-type="float">
            <text:p>6137.8</text:p>
          </table:table-cell>
          <table:table-cell table:number-columns-repeated="1010"/>
        </table:table-row>
        <table:table-row table:style-name="ro1">
          <table:table-cell table:style-name="ce7" office:value-type="float" office:value="4000" calcext:value-type="float">
            <text:p>4000</text:p>
          </table:table-cell>
          <table:table-cell table:style-name="ce38" office:value-type="string" calcext:value-type="string">
            <text:p>saldo</text:p>
          </table:table-cell>
          <table:table-cell table:style-name="ce49" table:formula="of:=[.C46]/[.C$60]" office:value-type="float" office:value="-2709.46153846154" calcext:value-type="float">
            <text:p>-2709.5</text:p>
          </table:table-cell>
          <table:table-cell table:style-name="ce49" table:formula="of:=[.D46]/[.D$60]" office:value-type="float" office:value="-629.692307692308" calcext:value-type="float">
            <text:p>-629.7</text:p>
          </table:table-cell>
          <table:table-cell table:style-name="ce49" table:formula="of:=[.E46]/[.E$60]" office:value-type="float" office:value="-31.4358974358975" calcext:value-type="float">
            <text:p>-31.4</text:p>
          </table:table-cell>
          <table:table-cell table:style-name="ce49" table:formula="of:=[.F46]/[.F$60]" office:value-type="float" office:value="234.076923076923" calcext:value-type="float">
            <text:p>234.1</text:p>
          </table:table-cell>
          <table:table-cell table:style-name="ce49" table:formula="of:=[.G46]/[.G$60]" office:value-type="float" office:value="364.676923076923" calcext:value-type="float">
            <text:p>364.7</text:p>
          </table:table-cell>
          <table:table-cell table:style-name="ce49" table:formula="of:=[.H46]/[.H$60]" office:value-type="float" office:value="433.820512820513" calcext:value-type="float">
            <text:p>433.8</text:p>
          </table:table-cell>
          <table:table-cell table:style-name="ce58" table:formula="of:=[.I46]/[.I$60]" office:value-type="float" office:value="472.516483516484" calcext:value-type="float">
            <text:p>472.5</text:p>
          </table:table-cell>
          <table:table-cell table:style-name="ce58" table:formula="of:=[.J46]/[.J$60]" office:value-type="float" office:value="498.057692307692" calcext:value-type="float">
            <text:p>498.1</text:p>
          </table:table-cell>
          <table:table-cell table:style-name="ce58" table:formula="of:=[.K46]/[.K$60]" office:value-type="float" office:value="505.965811965812" calcext:value-type="float">
            <text:p>506.0</text:p>
          </table:table-cell>
          <table:table-cell table:style-name="ce58" table:formula="of:=[.L46]/[.L$60]" office:value-type="float" office:value="510.438461538462" calcext:value-type="float">
            <text:p>510.4</text:p>
          </table:table-cell>
          <table:table-cell table:style-name="ce60" table:formula="of:=[.M46]/[.M$60]" office:value-type="float" office:value="512.615384615385" calcext:value-type="float">
            <text:p>512.6</text:p>
          </table:table-cell>
          <table:table-cell table:style-name="ce58" table:formula="of:=[.N46]/[.N$60]" office:value-type="float" office:value="511.480769230769" calcext:value-type="float">
            <text:p>511.5</text:p>
          </table:table-cell>
          <table:table-cell table:style-name="ce66" table:number-columns-repeated="11"/>
          <table:table-cell table:number-columns-repeated="999"/>
        </table:table-row>
        <table:table-row table:style-name="ro1">
          <table:table-cell table:style-name="ce18"/>
          <table:table-cell table:style-name="ce36"/>
          <table:table-cell table:style-name="ce18" table:number-columns-repeated="10"/>
          <table:table-cell table:style-name="ce68" table:number-columns-repeated="2"/>
          <table:table-cell table:style-name="ce66" table:number-columns-repeated="11"/>
          <table:table-cell table:number-columns-repeated="999"/>
        </table:table-row>
        <table:table-row table:style-name="ro1">
          <table:table-cell table:style-name="ce16"/>
          <table:table-cell table:style-name="ce36" office:value-type="string" calcext:value-type="string">
            <text:p>cum - overhead</text:p>
          </table:table-cell>
          <table:table-cell table:style-name="ce49" table:formula="of:=[.C$58]-[.$A50]" office:value-type="float" office:value="-1709.46153846154" calcext:value-type="float">
            <text:p>-1709.5</text:p>
          </table:table-cell>
          <table:table-cell table:style-name="ce49" table:formula="of:=[.D$58]-[.$A50]" office:value-type="float" office:value="-259.384615384615" calcext:value-type="float">
            <text:p>-259.4</text:p>
          </table:table-cell>
          <table:table-cell table:style-name="ce49" table:formula="of:=[.E$58]-[.$A50]" office:value-type="float" office:value="905.692307692308" calcext:value-type="float">
            <text:p>905.7</text:p>
          </table:table-cell>
          <table:table-cell table:style-name="ce49" table:formula="of:=[.F$58]-[.$A50]" office:value-type="float" office:value="1936.30769230769" calcext:value-type="float">
            <text:p>1936.3</text:p>
          </table:table-cell>
          <table:table-cell table:style-name="ce49" table:formula="of:=[.G$58]-[.$A50]" office:value-type="float" office:value="2823.38461538462" calcext:value-type="float">
            <text:p>2823.4</text:p>
          </table:table-cell>
          <table:table-cell table:style-name="ce49" table:formula="of:=[.H$58]-[.$A50]" office:value-type="float" office:value="3602.92307692308" calcext:value-type="float">
            <text:p>3602.9</text:p>
          </table:table-cell>
          <table:table-cell table:style-name="ce49" table:formula="of:=[.I$58]-[.$A50]" office:value-type="float" office:value="4307.61538461539" calcext:value-type="float">
            <text:p>4307.6</text:p>
          </table:table-cell>
          <table:table-cell table:style-name="ce49" table:formula="of:=[.J$58]-[.$A50]" office:value-type="float" office:value="4984.46153846154" calcext:value-type="float">
            <text:p>4984.5</text:p>
          </table:table-cell>
          <table:table-cell table:style-name="ce49" table:formula="of:=[.K$58]-[.$A50]" office:value-type="float" office:value="5553.69230769231" calcext:value-type="float">
            <text:p>5553.7</text:p>
          </table:table-cell>
          <table:table-cell table:style-name="ce49" table:formula="of:=[.L$58]-[.$A50]" office:value-type="float" office:value="6104.38461538462" calcext:value-type="float">
            <text:p>6104.4</text:p>
          </table:table-cell>
          <table:table-cell table:style-name="ce49" table:formula="of:=[.M$58]-[.$A50]" office:value-type="float" office:value="6638.76923076923" calcext:value-type="float">
            <text:p>6638.8</text:p>
          </table:table-cell>
          <table:table-cell table:style-name="ce49" table:formula="of:=[.N$58]-[.$A50]" office:value-type="float" office:value="7137.76923076923" calcext:value-type="float">
            <text:p>7137.8</text:p>
          </table:table-cell>
          <table:table-cell table:number-columns-repeated="1010"/>
        </table:table-row>
        <table:table-row table:style-name="ro1">
          <table:table-cell table:style-name="ce7" office:value-type="float" office:value="3000" calcext:value-type="float">
            <text:p>3000</text:p>
          </table:table-cell>
          <table:table-cell table:style-name="ce38" office:value-type="string" calcext:value-type="string">
            <text:p>saldo</text:p>
          </table:table-cell>
          <table:table-cell table:style-name="ce49" table:formula="of:=[.C49]/[.C$60]" office:value-type="float" office:value="-1709.46153846154" calcext:value-type="float">
            <text:p>-1709.5</text:p>
          </table:table-cell>
          <table:table-cell table:style-name="ce49" table:formula="of:=[.D49]/[.D$60]" office:value-type="float" office:value="-129.692307692308" calcext:value-type="float">
            <text:p>-129.7</text:p>
          </table:table-cell>
          <table:table-cell table:style-name="ce49" table:formula="of:=[.E49]/[.E$60]" office:value-type="float" office:value="301.897435897436" calcext:value-type="float">
            <text:p>301.9</text:p>
          </table:table-cell>
          <table:table-cell table:style-name="ce58" table:formula="of:=[.F49]/[.F$60]" office:value-type="float" office:value="484.076923076923" calcext:value-type="float">
            <text:p>484.1</text:p>
          </table:table-cell>
          <table:table-cell table:style-name="ce58" table:formula="of:=[.G49]/[.G$60]" office:value-type="float" office:value="564.676923076923" calcext:value-type="float">
            <text:p>564.7</text:p>
          </table:table-cell>
          <table:table-cell table:style-name="ce58" table:formula="of:=[.H49]/[.H$60]" office:value-type="float" office:value="600.487179487179" calcext:value-type="float">
            <text:p>600.5</text:p>
          </table:table-cell>
          <table:table-cell table:style-name="ce58" table:formula="of:=[.I49]/[.I$60]" office:value-type="float" office:value="615.373626373626" calcext:value-type="float">
            <text:p>615.4</text:p>
          </table:table-cell>
          <table:table-cell table:style-name="ce60" table:formula="of:=[.J49]/[.J$60]" office:value-type="float" office:value="623.057692307692" calcext:value-type="float">
            <text:p>623.1</text:p>
          </table:table-cell>
          <table:table-cell table:style-name="ce58" table:formula="of:=[.K49]/[.K$60]" office:value-type="float" office:value="617.076923076923" calcext:value-type="float">
            <text:p>617.1</text:p>
          </table:table-cell>
          <table:table-cell table:style-name="ce58" table:formula="of:=[.L49]/[.L$60]" office:value-type="float" office:value="610.438461538462" calcext:value-type="float">
            <text:p>610.4</text:p>
          </table:table-cell>
          <table:table-cell table:style-name="ce58" table:formula="of:=[.M49]/[.M$60]" office:value-type="float" office:value="603.524475524476" calcext:value-type="float">
            <text:p>603.5</text:p>
          </table:table-cell>
          <table:table-cell table:style-name="ce58" table:formula="of:=[.N49]/[.N$60]" office:value-type="float" office:value="594.814102564103" calcext:value-type="float">
            <text:p>594.8</text:p>
          </table:table-cell>
          <table:table-cell table:number-columns-repeated="1010"/>
        </table:table-row>
        <table:table-row table:style-name="ro1">
          <table:table-cell table:style-name="ce18"/>
          <table:table-cell table:style-name="ce36"/>
          <table:table-cell table:style-name="ce49" table:number-columns-repeated="12"/>
          <table:table-cell table:number-columns-repeated="1010"/>
        </table:table-row>
        <table:table-row table:style-name="ro1">
          <table:table-cell table:style-name="ce16"/>
          <table:table-cell table:style-name="ce36" office:value-type="string" calcext:value-type="string">
            <text:p>cum - overhead</text:p>
          </table:table-cell>
          <table:table-cell table:style-name="ce49" table:formula="of:=[.C$58]-[.$A53]" office:value-type="float" office:value="-709.461538461539" calcext:value-type="float">
            <text:p>-709.5</text:p>
          </table:table-cell>
          <table:table-cell table:style-name="ce49" table:formula="of:=[.D$58]-[.$A53]" office:value-type="float" office:value="740.615384615385" calcext:value-type="float">
            <text:p>740.6</text:p>
          </table:table-cell>
          <table:table-cell table:style-name="ce49" table:formula="of:=[.E$58]-[.$A53]" office:value-type="float" office:value="1905.69230769231" calcext:value-type="float">
            <text:p>1905.7</text:p>
          </table:table-cell>
          <table:table-cell table:style-name="ce49" table:formula="of:=[.F$58]-[.$A53]" office:value-type="float" office:value="2936.30769230769" calcext:value-type="float">
            <text:p>2936.3</text:p>
          </table:table-cell>
          <table:table-cell table:style-name="ce49" table:formula="of:=[.G$58]-[.$A53]" office:value-type="float" office:value="3823.38461538462" calcext:value-type="float">
            <text:p>3823.4</text:p>
          </table:table-cell>
          <table:table-cell table:style-name="ce49" table:formula="of:=[.H$58]-[.$A53]" office:value-type="float" office:value="4602.92307692308" calcext:value-type="float">
            <text:p>4602.9</text:p>
          </table:table-cell>
          <table:table-cell table:style-name="ce49" table:formula="of:=[.I$58]-[.$A53]" office:value-type="float" office:value="5307.61538461539" calcext:value-type="float">
            <text:p>5307.6</text:p>
          </table:table-cell>
          <table:table-cell table:style-name="ce49" table:formula="of:=[.J$58]-[.$A53]" office:value-type="float" office:value="5984.46153846154" calcext:value-type="float">
            <text:p>5984.5</text:p>
          </table:table-cell>
          <table:table-cell table:style-name="ce49" table:formula="of:=[.K$58]-[.$A53]" office:value-type="float" office:value="6553.69230769231" calcext:value-type="float">
            <text:p>6553.7</text:p>
          </table:table-cell>
          <table:table-cell table:style-name="ce49" table:formula="of:=[.L$58]-[.$A53]" office:value-type="float" office:value="7104.38461538462" calcext:value-type="float">
            <text:p>7104.4</text:p>
          </table:table-cell>
          <table:table-cell table:style-name="ce49" table:formula="of:=[.M$58]-[.$A53]" office:value-type="float" office:value="7638.76923076923" calcext:value-type="float">
            <text:p>7638.8</text:p>
          </table:table-cell>
          <table:table-cell table:style-name="ce49" table:formula="of:=[.N$58]-[.$A53]" office:value-type="float" office:value="8137.76923076923" calcext:value-type="float">
            <text:p>8137.8</text:p>
          </table:table-cell>
          <table:table-cell table:number-columns-repeated="1010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38" office:value-type="string" calcext:value-type="string">
            <text:p>saldo</text:p>
          </table:table-cell>
          <table:table-cell table:style-name="ce49" table:formula="of:=[.C52]/[.C$60]" office:value-type="float" office:value="-709.461538461539" calcext:value-type="float">
            <text:p>-709.5</text:p>
          </table:table-cell>
          <table:table-cell table:style-name="ce49" table:formula="of:=[.D52]/[.D$60]" office:value-type="float" office:value="370.307692307692" calcext:value-type="float">
            <text:p>370.3</text:p>
          </table:table-cell>
          <table:table-cell table:style-name="ce58" table:formula="of:=[.E52]/[.E$60]" office:value-type="float" office:value="635.230769230769" calcext:value-type="float">
            <text:p>635.2</text:p>
          </table:table-cell>
          <table:table-cell table:style-name="ce58" table:formula="of:=[.F52]/[.F$60]" office:value-type="float" office:value="734.076923076923" calcext:value-type="float">
            <text:p>734.1</text:p>
          </table:table-cell>
          <table:table-cell table:style-name="ce58" table:formula="of:=[.G52]/[.G$60]" office:value-type="float" office:value="764.676923076923" calcext:value-type="float">
            <text:p>764.7</text:p>
          </table:table-cell>
          <table:table-cell table:style-name="ce60" table:formula="of:=[.H52]/[.H$60]" office:value-type="float" office:value="767.153846153846" calcext:value-type="float">
            <text:p>767.2</text:p>
          </table:table-cell>
          <table:table-cell table:style-name="ce58" table:formula="of:=[.I52]/[.I$60]" office:value-type="float" office:value="758.230769230769" calcext:value-type="float">
            <text:p>758.2</text:p>
          </table:table-cell>
          <table:table-cell table:style-name="ce58" table:formula="of:=[.J52]/[.J$60]" office:value-type="float" office:value="748.057692307692" calcext:value-type="float">
            <text:p>748.1</text:p>
          </table:table-cell>
          <table:table-cell table:style-name="ce58" table:formula="of:=[.K52]/[.K$60]" office:value-type="float" office:value="728.188034188034" calcext:value-type="float">
            <text:p>728.2</text:p>
          </table:table-cell>
          <table:table-cell table:style-name="ce58" table:formula="of:=[.L52]/[.L$60]" office:value-type="float" office:value="710.438461538462" calcext:value-type="float">
            <text:p>710.4</text:p>
          </table:table-cell>
          <table:table-cell table:style-name="ce58" table:formula="of:=[.M52]/[.M$60]" office:value-type="float" office:value="694.433566433566" calcext:value-type="float">
            <text:p>694.4</text:p>
          </table:table-cell>
          <table:table-cell table:style-name="ce58" table:formula="of:=[.N52]/[.N$60]" office:value-type="float" office:value="678.147435897436" calcext:value-type="float">
            <text:p>678.1</text:p>
          </table:table-cell>
          <table:table-cell table:number-columns-repeated="1010"/>
        </table:table-row>
        <table:table-row table:style-name="ro1">
          <table:table-cell table:style-name="ce17"/>
          <table:table-cell table:style-name="ce30"/>
          <table:table-cell table:style-name="ce39" table:number-columns-repeated="8"/>
          <table:table-cell table:style-name="ce54"/>
          <table:table-cell table:style-name="ce39" table:number-columns-repeated="2"/>
          <table:table-cell table:style-name="ce30"/>
          <table:table-cell table:number-columns-repeated="1010"/>
        </table:table-row>
        <table:table-row table:style-name="ro1">
          <table:table-cell table:style-name="Default"/>
          <table:table-cell table:number-columns-repeated="9"/>
          <table:table-cell table:style-name="ce66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4" table:number-rows-spanned="1">
            <text:p>packages per day</text:p>
          </table:table-cell>
          <table:covered-table-cell table:number-columns-repeated="9"/>
          <table:covered-table-cell table:style-name="ce66"/>
          <table:covered-table-cell table:number-columns-repeated="3"/>
          <table:table-cell table:number-columns-repeated="1010"/>
        </table:table-row>
        <table:table-row table:style-name="ro1">
          <table:table-cell table:style-name="ce10"/>
          <table:table-cell table:style-name="ce28" office:value-type="string" calcext:value-type="string">
            <text:p>avg</text:p>
          </table:table-cell>
          <table:table-cell table:style-name="ce37" table:formula="of:=AVERAGEIF([.C63:.C95];&quot;&gt;0&quot;)" office:value-type="float" office:value="1290.53846153846" calcext:value-type="float">
            <text:p>1290.5</text:p>
          </table:table-cell>
          <table:table-cell table:style-name="ce37" table:formula="of:=AVERAGEIF([.D63:.D95];&quot;&gt;0&quot;)" office:value-type="float" office:value="1450.07692307692" calcext:value-type="float">
            <text:p>1450.1</text:p>
          </table:table-cell>
          <table:table-cell table:style-name="ce37" table:formula="of:=AVERAGEIF([.E63:.E95];&quot;&gt;0&quot;)" office:value-type="float" office:value="1165.07692307692" calcext:value-type="float">
            <text:p>1165.1</text:p>
          </table:table-cell>
          <table:table-cell table:style-name="ce37" table:formula="of:=AVERAGEIF([.F63:.F95];&quot;&gt;0&quot;)" office:value-type="float" office:value="1030.61538461538" calcext:value-type="float">
            <text:p>1030.6</text:p>
          </table:table-cell>
          <table:table-cell table:style-name="ce37" table:formula="of:=AVERAGEIF([.G63:.G95];&quot;&gt;0&quot;)" office:value-type="float" office:value="887.076923076923" calcext:value-type="float">
            <text:p>887.1</text:p>
          </table:table-cell>
          <table:table-cell table:style-name="ce37" table:formula="of:=AVERAGEIF([.H63:.H95];&quot;&gt;0&quot;)" office:value-type="float" office:value="779.538461538462" calcext:value-type="float">
            <text:p>779.5</text:p>
          </table:table-cell>
          <table:table-cell table:style-name="ce37" table:formula="of:=AVERAGEIF([.I63:.I95];&quot;&gt;0&quot;)" office:value-type="float" office:value="704.692307692308" calcext:value-type="float">
            <text:p>704.7</text:p>
          </table:table-cell>
          <table:table-cell table:style-name="ce37" table:formula="of:=AVERAGEIF([.J63:.J95];&quot;&gt;0&quot;)" office:value-type="float" office:value="676.846153846154" calcext:value-type="float">
            <text:p>676.8</text:p>
          </table:table-cell>
          <table:table-cell table:style-name="ce37" table:formula="of:=AVERAGEIF([.K63:.K95];&quot;&gt;0&quot;)" office:value-type="float" office:value="569.230769230769" calcext:value-type="float">
            <text:p>569.2</text:p>
          </table:table-cell>
          <table:table-cell table:style-name="ce37" table:formula="of:=AVERAGEIF([.L63:.L95];&quot;&gt;0&quot;)" office:value-type="float" office:value="550.692307692308" calcext:value-type="float">
            <text:p>550.7</text:p>
          </table:table-cell>
          <table:table-cell table:style-name="ce37" table:formula="of:=AVERAGEIF([.M63:.M95];&quot;&gt;0&quot;)" office:value-type="float" office:value="534.384615384615" calcext:value-type="float">
            <text:p>534.4</text:p>
          </table:table-cell>
          <table:table-cell table:style-name="ce37" table:formula="of:=AVERAGEIF([.N63:.N95];&quot;&gt;0&quot;)" office:value-type="float" office:value="499" calcext:value-type="float">
            <text:p>499.0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28" office:value-type="string" calcext:value-type="string">
            <text:p>cumulated <text:s/></text:p>
          </table:table-cell>
          <table:table-cell table:style-name="ce37" table:formula="of:=SUM([.$C$57:.C57])" office:value-type="float" office:value="1290.53846153846" calcext:value-type="float">
            <text:p>1290.5</text:p>
          </table:table-cell>
          <table:table-cell table:style-name="ce37" table:formula="of:=SUM([.$C$57:.D57])" office:value-type="float" office:value="2740.61538461538" calcext:value-type="float">
            <text:p>2740.6</text:p>
          </table:table-cell>
          <table:table-cell table:style-name="ce37" table:formula="of:=SUM([.$C$57:.E57])" office:value-type="float" office:value="3905.69230769231" calcext:value-type="float">
            <text:p>3905.7</text:p>
          </table:table-cell>
          <table:table-cell table:style-name="ce37" table:formula="of:=SUM([.$C$57:.F57])" office:value-type="float" office:value="4936.30769230769" calcext:value-type="float">
            <text:p>4936.3</text:p>
          </table:table-cell>
          <table:table-cell table:style-name="ce37" table:formula="of:=SUM([.$C$57:.G57])" office:value-type="float" office:value="5823.38461538462" calcext:value-type="float">
            <text:p>5823.4</text:p>
          </table:table-cell>
          <table:table-cell table:style-name="ce37" table:formula="of:=SUM([.$C$57:.H57])" office:value-type="float" office:value="6602.92307692308" calcext:value-type="float">
            <text:p>6602.9</text:p>
          </table:table-cell>
          <table:table-cell table:style-name="ce37" table:formula="of:=SUM([.$C$57:.I57])" office:value-type="float" office:value="7307.61538461539" calcext:value-type="float">
            <text:p>7307.6</text:p>
          </table:table-cell>
          <table:table-cell table:style-name="ce37" table:formula="of:=SUM([.$C$57:.J57])" office:value-type="float" office:value="7984.46153846154" calcext:value-type="float">
            <text:p>7984.5</text:p>
          </table:table-cell>
          <table:table-cell table:style-name="ce37" table:formula="of:=SUM([.$C$57:.K57])" office:value-type="float" office:value="8553.69230769231" calcext:value-type="float">
            <text:p>8553.7</text:p>
          </table:table-cell>
          <table:table-cell table:style-name="ce37" table:formula="of:=SUM([.$C$57:.L57])" office:value-type="float" office:value="9104.38461538462" calcext:value-type="float">
            <text:p>9104.4</text:p>
          </table:table-cell>
          <table:table-cell table:style-name="ce37" table:formula="of:=SUM([.$C$57:.M57])" office:value-type="float" office:value="9638.76923076923" calcext:value-type="float">
            <text:p>9638.8</text:p>
          </table:table-cell>
          <table:table-cell table:style-name="ce37" table:formula="of:=SUM([.$C$57:.N57])" office:value-type="float" office:value="10137.7692307692" calcext:value-type="float">
            <text:p>10137.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9"/>
          <table:table-cell table:style-name="ce66"/>
          <table:table-cell table:number-columns-repeated="1013"/>
        </table:table-row>
        <table:table-row table:style-name="ro1">
          <table:table-cell table:style-name="ce3"/>
          <table:table-cell table:style-name="ce24" office:value-type="string" calcext:value-type="string">
            <text:p>day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C60]+1" office:value-type="float" office:value="2" calcext:value-type="float">
            <text:p>2</text:p>
          </table:table-cell>
          <table:table-cell table:style-name="ce35" table:formula="of:=[.D60]+1" office:value-type="float" office:value="3" calcext:value-type="float">
            <text:p>3</text:p>
          </table:table-cell>
          <table:table-cell table:style-name="ce35" table:formula="of:=[.E60]+1" office:value-type="float" office:value="4" calcext:value-type="float">
            <text:p>4</text:p>
          </table:table-cell>
          <table:table-cell table:style-name="ce35" table:formula="of:=[.F60]+1" office:value-type="float" office:value="5" calcext:value-type="float">
            <text:p>5</text:p>
          </table:table-cell>
          <table:table-cell table:style-name="ce35" table:formula="of:=[.G60]+1" office:value-type="float" office:value="6" calcext:value-type="float">
            <text:p>6</text:p>
          </table:table-cell>
          <table:table-cell table:style-name="ce35" table:formula="of:=[.H60]+1" office:value-type="float" office:value="7" calcext:value-type="float">
            <text:p>7</text:p>
          </table:table-cell>
          <table:table-cell table:style-name="ce35" table:formula="of:=[.I60]+1" office:value-type="float" office:value="8" calcext:value-type="float">
            <text:p>8</text:p>
          </table:table-cell>
          <table:table-cell table:style-name="ce35" table:formula="of:=[.J60]+1" office:value-type="float" office:value="9" calcext:value-type="float">
            <text:p>9</text:p>
          </table:table-cell>
          <table:table-cell table:style-name="ce35" table:formula="of:=[.K60]+1" office:value-type="float" office:value="10" calcext:value-type="float">
            <text:p>10</text:p>
          </table:table-cell>
          <table:table-cell table:style-name="ce35" table:formula="of:=[.L60]+1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53" table:number-columns-repeated="1010"/>
        </table:table-row>
        <table:table-row table:style-name="ro1">
          <table:table-cell table:style-name="Default"/>
          <table:table-cell table:number-columns-repeated="9"/>
          <table:table-cell table:style-name="ce66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4" table:number-rows-spanned="1">
            <text:p>packages per day (raw data)</text:p>
          </table:table-cell>
          <table:covered-table-cell table:number-columns-repeated="9"/>
          <table:covered-table-cell table:style-name="ce66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_gnome_systemd-j2-20210521-103130</text:p>
          </table:table-cell>
          <table:table-cell table:style-name="ce16" office:value-type="float" office:value="1180" calcext:value-type="float">
            <text:p>1180</text:p>
          </table:table-cell>
          <table:table-cell table:style-name="ce16" office:value-type="float" office:value="1387" calcext:value-type="float">
            <text:p>1387</text:p>
          </table:table-cell>
          <table:table-cell table:style-name="ce16" office:value-type="float" office:value="1232" calcext:value-type="float">
            <text:p>1232</text:p>
          </table:table-cell>
          <table:table-cell table:style-name="ce16" office:value-type="float" office:value="738" calcext:value-type="float">
            <text:p>738</text:p>
          </table:table-cell>
          <table:table-cell table:style-name="ce16" office:value-type="float" office:value="869" calcext:value-type="float">
            <text:p>869</text:p>
          </table:table-cell>
          <table:table-cell table:style-name="ce16" office:value-type="float" office:value="819" calcext:value-type="float">
            <text:p>819</text:p>
          </table:table-cell>
          <table:table-cell table:style-name="ce16" office:value-type="float" office:value="684" calcext:value-type="float">
            <text:p>684</text:p>
          </table:table-cell>
          <table:table-cell table:style-name="ce16" office:value-type="float" office:value="759" calcext:value-type="float">
            <text:p>759</text:p>
          </table:table-cell>
          <table:table-cell table:style-name="ce63" office:value-type="float" office:value="554" calcext:value-type="float">
            <text:p>554</text:p>
          </table:table-cell>
          <table:table-cell table:style-name="ce16" office:value-type="float" office:value="651" calcext:value-type="float">
            <text:p>651</text:p>
          </table:table-cell>
          <table:table-cell table:style-name="ce16" office:value-type="float" office:value="585" calcext:value-type="float">
            <text:p>585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-j2-20210521-104121</text:p>
          </table:table-cell>
          <table:table-cell table:style-name="ce16" office:value-type="float" office:value="961" calcext:value-type="float">
            <text:p>961</text:p>
          </table:table-cell>
          <table:table-cell table:style-name="ce16" office:value-type="float" office:value="1495" calcext:value-type="float">
            <text:p>1495</text:p>
          </table:table-cell>
          <table:table-cell table:style-name="ce16" office:value-type="float" office:value="1126" calcext:value-type="float">
            <text:p>1126</text:p>
          </table:table-cell>
          <table:table-cell table:style-name="ce16" office:value-type="float" office:value="1133" calcext:value-type="float">
            <text:p>1133</text:p>
          </table:table-cell>
          <table:table-cell table:style-name="ce16" office:value-type="float" office:value="1026" calcext:value-type="float">
            <text:p>1026</text:p>
          </table:table-cell>
          <table:table-cell table:style-name="ce16" office:value-type="float" office:value="863" calcext:value-type="float">
            <text:p>863</text:p>
          </table:table-cell>
          <table:table-cell table:style-name="ce16" office:value-type="float" office:value="705" calcext:value-type="float">
            <text:p>705</text:p>
          </table:table-cell>
          <table:table-cell table:style-name="ce16" office:value-type="float" office:value="604" calcext:value-type="float">
            <text:p>604</text:p>
          </table:table-cell>
          <table:table-cell table:style-name="ce63" office:value-type="float" office:value="550" calcext:value-type="float">
            <text:p>550</text:p>
          </table:table-cell>
          <table:table-cell table:style-name="ce16" office:value-type="float" office:value="478" calcext:value-type="float">
            <text:p>478</text:p>
          </table:table-cell>
          <table:table-cell table:style-name="ce16" office:value-type="float" office:value="466" calcext:value-type="float">
            <text:p>466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_plasma-j2-20210521-105355</text:p>
          </table:table-cell>
          <table:table-cell table:style-name="ce16" office:value-type="float" office:value="1148" calcext:value-type="float">
            <text:p>1148</text:p>
          </table:table-cell>
          <table:table-cell table:style-name="ce16" office:value-type="float" office:value="1405" calcext:value-type="float">
            <text:p>1405</text:p>
          </table:table-cell>
          <table:table-cell table:style-name="ce16" office:value-type="float" office:value="1177" calcext:value-type="float">
            <text:p>1177</text:p>
          </table:table-cell>
          <table:table-cell table:style-name="ce16" office:value-type="float" office:value="896" calcext:value-type="float">
            <text:p>896</text:p>
          </table:table-cell>
          <table:table-cell table:style-name="ce16" office:value-type="float" office:value="882" calcext:value-type="float">
            <text:p>882</text:p>
          </table:table-cell>
          <table:table-cell table:style-name="ce16" office:value-type="float" office:value="884" calcext:value-type="float">
            <text:p>884</text:p>
          </table:table-cell>
          <table:table-cell table:style-name="ce16" office:value-type="float" office:value="617" calcext:value-type="float">
            <text:p>617</text:p>
          </table:table-cell>
          <table:table-cell table:style-name="ce16" office:value-type="float" office:value="676" calcext:value-type="float">
            <text:p>676</text:p>
          </table:table-cell>
          <table:table-cell table:style-name="ce63" office:value-type="float" office:value="591" calcext:value-type="float">
            <text:p>591</text:p>
          </table:table-cell>
          <table:table-cell table:style-name="ce16" office:value-type="float" office:value="613" calcext:value-type="float">
            <text:p>613</text:p>
          </table:table-cell>
          <table:table-cell table:style-name="ce16" office:value-type="float" office:value="532" calcext:value-type="float">
            <text:p>532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veloper-j2-20210521-113651</text:p>
          </table:table-cell>
          <table:table-cell table:style-name="ce16" office:value-type="float" office:value="1166" calcext:value-type="float">
            <text:p>1166</text:p>
          </table:table-cell>
          <table:table-cell table:style-name="ce16" office:value-type="float" office:value="1624" calcext:value-type="float">
            <text:p>1624</text:p>
          </table:table-cell>
          <table:table-cell table:style-name="ce16" office:value-type="float" office:value="1130" calcext:value-type="float">
            <text:p>1130</text:p>
          </table:table-cell>
          <table:table-cell table:style-name="ce16" office:value-type="float" office:value="1031" calcext:value-type="float">
            <text:p>1031</text:p>
          </table:table-cell>
          <table:table-cell table:style-name="ce16" office:value-type="float" office:value="964" calcext:value-type="float">
            <text:p>964</text:p>
          </table:table-cell>
          <table:table-cell table:style-name="ce16" office:value-type="float" office:value="765" calcext:value-type="float">
            <text:p>765</text:p>
          </table:table-cell>
          <table:table-cell table:style-name="ce16" office:value-type="float" office:value="717" calcext:value-type="float">
            <text:p>717</text:p>
          </table:table-cell>
          <table:table-cell table:style-name="ce16" office:value-type="float" office:value="822" calcext:value-type="float">
            <text:p>822</text:p>
          </table:table-cell>
          <table:table-cell table:style-name="ce63" office:value-type="float" office:value="649" calcext:value-type="float">
            <text:p>649</text:p>
          </table:table-cell>
          <table:table-cell table:style-name="ce16" office:value-type="float" office:value="704" calcext:value-type="float">
            <text:p>704</text:p>
          </table:table-cell>
          <table:table-cell table:style-name="ce16" office:value-type="float" office:value="544" calcext:value-type="float">
            <text:p>544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hardened-j2-20210521-114951</text:p>
          </table:table-cell>
          <table:table-cell table:style-name="ce16" office:value-type="float" office:value="1403" calcext:value-type="float">
            <text:p>1403</text:p>
          </table:table-cell>
          <table:table-cell table:style-name="ce16" office:value-type="float" office:value="1583" calcext:value-type="float">
            <text:p>1583</text:p>
          </table:table-cell>
          <table:table-cell table:style-name="ce16" office:value-type="float" office:value="1223" calcext:value-type="float">
            <text:p>1223</text:p>
          </table:table-cell>
          <table:table-cell table:style-name="ce16" office:value-type="float" office:value="1116" calcext:value-type="float">
            <text:p>1116</text:p>
          </table:table-cell>
          <table:table-cell table:style-name="ce16" office:value-type="float" office:value="891" calcext:value-type="float">
            <text:p>891</text:p>
          </table:table-cell>
          <table:table-cell table:style-name="ce16" office:value-type="float" office:value="852" calcext:value-type="float">
            <text:p>852</text:p>
          </table:table-cell>
          <table:table-cell table:style-name="ce16" office:value-type="float" office:value="800" calcext:value-type="float">
            <text:p>800</text:p>
          </table:table-cell>
          <table:table-cell table:style-name="ce16" office:value-type="float" office:value="686" calcext:value-type="float">
            <text:p>686</text:p>
          </table:table-cell>
          <table:table-cell table:style-name="ce63" office:value-type="float" office:value="488" calcext:value-type="float">
            <text:p>488</text:p>
          </table:table-cell>
          <table:table-cell table:style-name="ce16" office:value-type="float" office:value="536" calcext:value-type="float">
            <text:p>536</text:p>
          </table:table-cell>
          <table:table-cell table:style-name="ce16" office:value-type="float" office:value="517" calcext:value-type="float">
            <text:p>517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no_multilib-j2-20210521-120015</text:p>
          </table:table-cell>
          <table:table-cell table:style-name="ce16" office:value-type="float" office:value="1275" calcext:value-type="float">
            <text:p>1275</text:p>
          </table:table-cell>
          <table:table-cell table:style-name="ce16" office:value-type="float" office:value="1767" calcext:value-type="float">
            <text:p>1767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1106" calcext:value-type="float">
            <text:p>1106</text:p>
          </table:table-cell>
          <table:table-cell table:style-name="ce16" office:value-type="float" office:value="977" calcext:value-type="float">
            <text:p>977</text:p>
          </table:table-cell>
          <table:table-cell table:style-name="ce16" office:value-type="float" office:value="777" calcext:value-type="float">
            <text:p>777</text:p>
          </table:table-cell>
          <table:table-cell table:style-name="ce16" office:value-type="float" office:value="820" calcext:value-type="float">
            <text:p>820</text:p>
          </table:table-cell>
          <table:table-cell table:style-name="ce16" office:value-type="float" office:value="640" calcext:value-type="float">
            <text:p>640</text:p>
          </table:table-cell>
          <table:table-cell table:style-name="ce63" office:value-type="float" office:value="540" calcext:value-type="float">
            <text:p>540</text:p>
          </table:table-cell>
          <table:table-cell table:style-name="ce16" office:value-type="float" office:value="525" calcext:value-type="float">
            <text:p>525</text:p>
          </table:table-cell>
          <table:table-cell table:style-name="ce16" office:value-type="float" office:value="504" calcext:value-type="float">
            <text:p>504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systemd-j2-20210521-123005</text:p>
          </table:table-cell>
          <table:table-cell table:style-name="ce16" office:value-type="float" office:value="1530" calcext:value-type="float">
            <text:p>1530</text:p>
          </table:table-cell>
          <table:table-cell table:style-name="ce16" office:value-type="float" office:value="1615" calcext:value-type="float">
            <text:p>1615</text:p>
          </table:table-cell>
          <table:table-cell table:style-name="ce16" office:value-type="float" office:value="1235" calcext:value-type="float">
            <text:p>1235</text:p>
          </table:table-cell>
          <table:table-cell table:style-name="ce16" office:value-type="float" office:value="1239" calcext:value-type="float">
            <text:p>1239</text:p>
          </table:table-cell>
          <table:table-cell table:style-name="ce16" office:value-type="float" office:value="1007" calcext:value-type="float">
            <text:p>1007</text:p>
          </table:table-cell>
          <table:table-cell table:style-name="ce16" office:value-type="float" office:value="920" calcext:value-type="float">
            <text:p>920</text:p>
          </table:table-cell>
          <table:table-cell table:style-name="ce16" office:value-type="float" office:value="827" calcext:value-type="float">
            <text:p>827</text:p>
          </table:table-cell>
          <table:table-cell table:style-name="ce16" office:value-type="float" office:value="679" calcext:value-type="float">
            <text:p>679</text:p>
          </table:table-cell>
          <table:table-cell table:style-name="ce63" office:value-type="float" office:value="538" calcext:value-type="float">
            <text:p>538</text:p>
          </table:table-cell>
          <table:table-cell table:style-name="ce16" office:value-type="float" office:value="584" calcext:value-type="float">
            <text:p>584</text:p>
          </table:table-cell>
          <table:table-cell table:style-name="ce16" office:value-type="float" office:value="521" calcext:value-type="float">
            <text:p>521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no_multilib-j3-20210601-185543</text:p>
          </table:table-cell>
          <table:table-cell table:style-name="ce16" office:value-type="float" office:value="1865" calcext:value-type="float">
            <text:p>1865</text:p>
          </table:table-cell>
          <table:table-cell table:style-name="ce16" office:value-type="float" office:value="1596" calcext:value-type="float">
            <text:p>1596</text:p>
          </table:table-cell>
          <table:table-cell table:style-name="ce16" office:value-type="float" office:value="1094" calcext:value-type="float">
            <text:p>1094</text:p>
          </table:table-cell>
          <table:table-cell table:style-name="ce16" office:value-type="float" office:value="997" calcext:value-type="float">
            <text:p>997</text:p>
          </table:table-cell>
          <table:table-cell table:style-name="ce16" office:value-type="float" office:value="814" calcext:value-type="float">
            <text:p>814</text:p>
          </table:table-cell>
          <table:table-cell table:style-name="ce16" office:value-type="float" office:value="648" calcext:value-type="float">
            <text:p>648</text:p>
          </table:table-cell>
          <table:table-cell table:style-name="ce16" office:value-type="float" office:value="675" calcext:value-type="float">
            <text:p>675</text:p>
          </table:table-cell>
          <table:table-cell table:style-name="ce16" office:value-type="float" office:value="666" calcext:value-type="float">
            <text:p>666</text:p>
          </table:table-cell>
          <table:table-cell table:style-name="ce63" office:value-type="float" office:value="459" calcext:value-type="float">
            <text:p>459</text:p>
          </table:table-cell>
          <table:table-cell table:style-name="ce16" office:value-type="float" office:value="505" calcext:value-type="float">
            <text:p>505</text:p>
          </table:table-cell>
          <table:table-cell table:style-name="ce16" office:value-type="float" office:value="480" calcext:value-type="float">
            <text:p>480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-j3-20210602-102224</text:p>
          </table:table-cell>
          <table:table-cell table:style-name="ce16" office:value-type="float" office:value="1482" calcext:value-type="float">
            <text:p>1482</text:p>
          </table:table-cell>
          <table:table-cell table:style-name="ce16" office:value-type="float" office:value="1363" calcext:value-type="float">
            <text:p>1363</text:p>
          </table:table-cell>
          <table:table-cell table:style-name="ce16" office:value-type="float" office:value="1086" calcext:value-type="float">
            <text:p>1086</text:p>
          </table:table-cell>
          <table:table-cell table:style-name="ce16" office:value-type="float" office:value="1058" calcext:value-type="float">
            <text:p>1058</text:p>
          </table:table-cell>
          <table:table-cell table:style-name="ce16" office:value-type="float" office:value="747" calcext:value-type="float">
            <text:p>747</text:p>
          </table:table-cell>
          <table:table-cell table:style-name="ce16" office:value-type="float" office:value="779" calcext:value-type="float">
            <text:p>779</text:p>
          </table:table-cell>
          <table:table-cell table:style-name="ce16" office:value-type="float" office:value="746" calcext:value-type="float">
            <text:p>746</text:p>
          </table:table-cell>
          <table:table-cell table:style-name="ce16" office:value-type="float" office:value="642" calcext:value-type="float">
            <text:p>642</text:p>
          </table:table-cell>
          <table:table-cell table:style-name="ce63" office:value-type="float" office:value="597" calcext:value-type="float">
            <text:p>597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office:value-type="float" office:value="556" calcext:value-type="float">
            <text:p>556</text:p>
          </table:table-cell>
          <table:table-cell table:style-name="ce16" office:value-type="float" office:value="566" calcext:value-type="float">
            <text:p>566</text:p>
          </table:table-cell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_gnome-j3-20210609-114704</text:p>
          </table:table-cell>
          <table:table-cell table:style-name="ce16" office:value-type="float" office:value="950" calcext:value-type="float">
            <text:p>950</text:p>
          </table:table-cell>
          <table:table-cell table:style-name="ce16" office:value-type="float" office:value="1007" calcext:value-type="float">
            <text:p>1007</text:p>
          </table:table-cell>
          <table:table-cell table:style-name="ce16" office:value-type="float" office:value="737" calcext:value-type="float">
            <text:p>737</text:p>
          </table:table-cell>
          <table:table-cell table:style-name="ce16" office:value-type="float" office:value="665" calcext:value-type="float">
            <text:p>665</text:p>
          </table:table-cell>
          <table:table-cell table:style-name="ce16" office:value-type="float" office:value="637" calcext:value-type="float">
            <text:p>637</text:p>
          </table:table-cell>
          <table:table-cell table:style-name="ce16" office:value-type="float" office:value="546" calcext:value-type="float">
            <text:p>546</text:p>
          </table:table-cell>
          <table:table-cell table:style-name="ce16" office:value-type="float" office:value="515" calcext:value-type="float">
            <text:p>515</text:p>
          </table:table-cell>
          <table:table-cell table:style-name="ce16" office:value-type="float" office:value="522" calcext:value-type="float">
            <text:p>522</text:p>
          </table:table-cell>
          <table:table-cell table:style-name="ce63" office:value-type="float" office:value="543" calcext:value-type="float">
            <text:p>543</text:p>
          </table:table-cell>
          <table:table-cell table:style-name="ce16" office:value-type="float" office:value="439" calcext:value-type="float">
            <text:p>439</text:p>
          </table:table-cell>
          <table:table-cell table:style-name="ce16" office:value-type="float" office:value="478" calcext:value-type="float">
            <text:p>478</text:p>
          </table:table-cell>
          <table:table-cell table:style-name="ce16" office:value-type="float" office:value="416" calcext:value-type="float">
            <text:p>416</text:p>
          </table:table-cell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hardened-j3-20210621-211744</text:p>
          </table:table-cell>
          <table:table-cell table:style-name="ce16" office:value-type="float" office:value="1718" calcext:value-type="float">
            <text:p>1718</text:p>
          </table:table-cell>
          <table:table-cell table:style-name="ce16" office:value-type="float" office:value="1323" calcext:value-type="float">
            <text:p>1323</text:p>
          </table:table-cell>
          <table:table-cell table:style-name="ce16" office:value-type="float" office:value="1403" calcext:value-type="float">
            <text:p>1403</text:p>
          </table:table-cell>
          <table:table-cell table:style-name="ce16" office:value-type="float" office:value="1030" calcext:value-type="float">
            <text:p>1030</text:p>
          </table:table-cell>
          <table:table-cell table:style-name="ce16" office:value-type="float" office:value="939" calcext:value-type="float">
            <text:p>939</text:p>
          </table:table-cell>
          <table:table-cell table:style-name="ce16" office:value-type="float" office:value="871" calcext:value-type="float">
            <text:p>871</text:p>
          </table:table-cell>
          <table:table-cell table:style-name="ce16" office:value-type="float" office:value="798" calcext:value-type="float">
            <text:p>798</text:p>
          </table:table-cell>
          <table:table-cell table:style-name="ce16" office:value-type="float" office:value="770" calcext:value-type="float">
            <text:p>770</text:p>
          </table:table-cell>
          <table:table-cell table:style-name="ce63" office:value-type="float" office:value="654" calcext:value-type="float">
            <text:p>654</text:p>
          </table:table-cell>
          <table:table-cell table:style-name="ce16" office:value-type="float" office:value="580" calcext:value-type="float">
            <text:p>580</text:p>
          </table:table-cell>
          <table:table-cell table:style-name="ce16" office:value-type="float" office:value="522" calcext:value-type="float">
            <text:p>522</text:p>
          </table:table-cell>
          <table:table-cell table:style-name="ce16" office:value-type="float" office:value="551" calcext:value-type="float">
            <text:p>551</text:p>
          </table:table-cell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-j3-20210701-220004</text:p>
          </table:table-cell>
          <table:table-cell table:style-name="ce16" office:value-type="float" office:value="679" calcext:value-type="float">
            <text:p>679</text:p>
          </table:table-cell>
          <table:table-cell table:style-name="ce16" office:value-type="float" office:value="1161" calcext:value-type="float">
            <text:p>1161</text:p>
          </table:table-cell>
          <table:table-cell table:style-name="ce16" office:value-type="float" office:value="1149" calcext:value-type="float">
            <text:p>1149</text:p>
          </table:table-cell>
          <table:table-cell table:style-name="ce16" office:value-type="float" office:value="1082" calcext:value-type="float">
            <text:p>1082</text:p>
          </table:table-cell>
          <table:table-cell table:style-name="ce16" office:value-type="float" office:value="833" calcext:value-type="float">
            <text:p>833</text:p>
          </table:table-cell>
          <table:table-cell table:style-name="ce16" office:value-type="float" office:value="674" calcext:value-type="float">
            <text:p>674</text:p>
          </table:table-cell>
          <table:table-cell table:style-name="ce16" office:value-type="float" office:value="598" calcext:value-type="float">
            <text:p>598</text:p>
          </table:table-cell>
          <table:table-cell table:style-name="ce16" office:value-type="float" office:value="689" calcext:value-type="float">
            <text:p>689</text:p>
          </table:table-cell>
          <table:table-cell table:style-name="ce63" office:value-type="float" office:value="542" calcext:value-type="float">
            <text:p>542</text:p>
          </table:table-cell>
          <table:table-cell table:style-name="ce16" office:value-type="float" office:value="490" calcext:value-type="float">
            <text:p>490</text:p>
          </table:table-cell>
          <table:table-cell table:style-name="ce16" office:value-type="float" office:value="629" calcext:value-type="float">
            <text:p>629</text:p>
          </table:table-cell>
          <table:table-cell table:style-name="ce16" office:value-type="float" office:value="489" calcext:value-type="float">
            <text:p>489</text:p>
          </table:table-cell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-j3-20210702-091244</text:p>
          </table:table-cell>
          <table:table-cell table:style-name="ce16" office:value-type="float" office:value="1420" calcext:value-type="float">
            <text:p>1420</text:p>
          </table:table-cell>
          <table:table-cell table:style-name="ce16" office:value-type="float" office:value="1525" calcext:value-type="float">
            <text:p>1525</text:p>
          </table:table-cell>
          <table:table-cell table:style-name="ce16" office:value-type="float" office:value="1312" calcext:value-type="float">
            <text:p>1312</text:p>
          </table:table-cell>
          <table:table-cell table:style-name="ce16" office:value-type="float" office:value="1307" calcext:value-type="float">
            <text:p>1307</text:p>
          </table:table-cell>
          <table:table-cell table:style-name="ce16" office:value-type="float" office:value="946" calcext:value-type="float">
            <text:p>946</text:p>
          </table:table-cell>
          <table:table-cell table:style-name="ce16" office:value-type="float" office:value="736" calcext:value-type="float">
            <text:p>736</text:p>
          </table:table-cell>
          <table:table-cell table:style-name="ce16" office:value-type="float" office:value="659" calcext:value-type="float">
            <text:p>659</text:p>
          </table:table-cell>
          <table:table-cell table:style-name="ce16" office:value-type="float" office:value="644" calcext:value-type="float">
            <text:p>644</text:p>
          </table:table-cell>
          <table:table-cell table:style-name="ce63" office:value-type="float" office:value="695" calcext:value-type="float">
            <text:p>695</text:p>
          </table:table-cell>
          <table:table-cell table:style-name="ce16" office:value-type="float" office:value="574" calcext:value-type="float">
            <text:p>574</text:p>
          </table:table-cell>
          <table:table-cell table:style-name="ce16" office:value-type="float" office:value="613" calcext:value-type="float">
            <text:p>613</text:p>
          </table:table-cell>
          <table:table-cell table:style-name="ce16" office:value-type="float" office:value="473" calcext:value-type="float">
            <text:p>473</text:p>
          </table:table-cell>
          <table:table-cell table:number-columns-repeated="1010"/>
        </table:table-row>
        <table:table-row table:style-name="ro1" table:number-rows-repeated="9">
          <table:table-cell/>
          <table:table-cell table:style-name="ce16" table:number-columns-repeated="9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 table:number-rows-repeated="12">
          <table:table-cell/>
          <table:table-cell table:style-name="ce16" table:number-columns-repeated="13"/>
          <table:table-cell table:number-columns-repeated="1010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number:percentage-style style:name="N12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 style:data-style-name="N2" text:time-value="10:11:57.0562930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ralf Förster</meta:initial-creator>
    <meta:creation-date>2021-05-22T17:20:40.601621047</meta:creation-date>
    <dc:date>2021-07-14T10:13:07.490106185</dc:date>
    <dc:creator>Toralf Förster</dc:creator>
    <meta:editing-duration>PT19H37M55S</meta:editing-duration>
    <meta:editing-cycles>131</meta:editing-cycles>
    <meta:generator>LibreOffice/7.1.3.2$Linux_X86_64 LibreOffice_project/10$Build-2</meta:generator>
    <meta:document-statistic meta:table-count="1" meta:cell-count="33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42cm" svg:height="14.477cm" xlink:href=".." xlink:type="simple" chart:class="chart:line" chart:style-name="ch1">
        <chart:title svg:x="6.465cm" svg:y="0.424cm" chart:style-name="ch2">
          <text:p>emerges per day wrt dependency overhead
</text:p>
        </chart:title>
        <chart:legend chart:legend-position="end" svg:x="19.557cm" svg:y="6.192cm" style:legend-expansion="high" chart:style-name="ch3"/>
        <chart:plot-area chart:style-name="ch4" table:cell-range-address="Sheet1.A44:Sheet1.A44 Sheet1.C44:Sheet1.N44 Sheet1.A47:Sheet1.A47 Sheet1.C47:Sheet1.N47 Sheet1.A50:Sheet1.A50 Sheet1.C50:Sheet1.N50 Sheet1.A53:Sheet1.A53 Sheet1.C53:Sheet1.N53" chart:data-source-has-labels="column" svg:x="0.728cm" svg:y="1.546cm" svg:width="18.23cm" svg:height="12.694cm">
          <chart:coordinate-region svg:x="2.117cm" svg:y="1.745cm" svg:width="16.654cm" svg:height="12.296cm"/>
          <chart:axis chart:dimension="x" chart:name="primary-x" chart:style-name="ch5"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44:Sheet1.N44" chart:label-cell-address="Sheet1.A44:Sheet1.A44" chart:class="chart:line">
            <chart:data-point chart:repeated="12"/>
          </chart:series>
          <chart:series chart:style-name="ch10" chart:values-cell-range-address="Sheet1.C47:Sheet1.N47" chart:label-cell-address="Sheet1.A47:Sheet1.A47" chart:class="chart:line">
            <chart:data-point chart:repeated="12"/>
          </chart:series>
          <chart:series chart:style-name="ch11" chart:values-cell-range-address="Sheet1.C50:Sheet1.N50" chart:label-cell-address="Sheet1.A50:Sheet1.A50" chart:class="chart:line">
            <chart:data-point chart:repeated="12"/>
          </chart:series>
          <chart:series chart:style-name="ch12" chart:values-cell-range-address="Sheet1.C53:Sheet1.N53" chart:label-cell-address="Sheet1.A53:Sheet1.A53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5000</text:p>
                <draw:g>
                  <svg:desc>Sheet1.A44:Sheet1.A44</svg:desc>
                </draw:g>
              </table:table-cell>
              <table:table-cell office:value-type="float" office:value="-3709.46153846154">
                <text:p>-3709.46153846154</text:p>
                <draw:g>
                  <svg:desc>Sheet1.C44:Sheet1.N44</svg:desc>
                </draw:g>
              </table:table-cell>
              <table:table-cell office:value-type="float" office:value="-1129.69230769231">
                <text:p>-1129.69230769231</text:p>
              </table:table-cell>
              <table:table-cell office:value-type="float" office:value="-364.769230769231">
                <text:p>-364.769230769231</text:p>
              </table:table-cell>
              <table:table-cell office:value-type="float" office:value="-15.9230769230771">
                <text:p>-15.9230769230771</text:p>
              </table:table-cell>
              <table:table-cell office:value-type="float" office:value="164.676923076923">
                <text:p>164.676923076923</text:p>
              </table:table-cell>
              <table:table-cell office:value-type="float" office:value="267.153846153846">
                <text:p>267.153846153846</text:p>
              </table:table-cell>
              <table:table-cell office:value-type="float" office:value="329.659340659341">
                <text:p>329.659340659341</text:p>
              </table:table-cell>
              <table:table-cell office:value-type="float" office:value="373.057692307692">
                <text:p>373.057692307692</text:p>
              </table:table-cell>
              <table:table-cell office:value-type="float" office:value="394.854700854701">
                <text:p>394.854700854701</text:p>
              </table:table-cell>
              <table:table-cell office:value-type="float" office:value="410.438461538462">
                <text:p>410.438461538462</text:p>
              </table:table-cell>
              <table:table-cell office:value-type="float" office:value="421.706293706294">
                <text:p>421.706293706294</text:p>
              </table:table-cell>
              <table:table-cell office:value-type="float" office:value="428.147435897436">
                <text:p>428.147435897436</text:p>
              </table:table-cell>
            </table:table-row>
            <table:table-row>
              <table:table-cell office:value-type="string">
                <text:p>4000</text:p>
                <draw:g>
                  <svg:desc>Sheet1.A47:Sheet1.A47</svg:desc>
                </draw:g>
              </table:table-cell>
              <table:table-cell office:value-type="float" office:value="-2709.46153846154">
                <text:p>-2709.46153846154</text:p>
                <draw:g>
                  <svg:desc>Sheet1.C47:Sheet1.N47</svg:desc>
                </draw:g>
              </table:table-cell>
              <table:table-cell office:value-type="float" office:value="-629.692307692308">
                <text:p>-629.692307692308</text:p>
              </table:table-cell>
              <table:table-cell office:value-type="float" office:value="-31.4358974358975">
                <text:p>-31.4358974358975</text:p>
              </table:table-cell>
              <table:table-cell office:value-type="float" office:value="234.076923076923">
                <text:p>234.076923076923</text:p>
              </table:table-cell>
              <table:table-cell office:value-type="float" office:value="364.676923076923">
                <text:p>364.676923076923</text:p>
              </table:table-cell>
              <table:table-cell office:value-type="float" office:value="433.820512820513">
                <text:p>433.820512820513</text:p>
              </table:table-cell>
              <table:table-cell office:value-type="float" office:value="472.516483516484">
                <text:p>472.516483516484</text:p>
              </table:table-cell>
              <table:table-cell office:value-type="float" office:value="498.057692307692">
                <text:p>498.057692307692</text:p>
              </table:table-cell>
              <table:table-cell office:value-type="float" office:value="505.965811965812">
                <text:p>505.965811965812</text:p>
              </table:table-cell>
              <table:table-cell office:value-type="float" office:value="510.438461538462">
                <text:p>510.438461538462</text:p>
              </table:table-cell>
              <table:table-cell office:value-type="float" office:value="512.615384615385">
                <text:p>512.615384615385</text:p>
              </table:table-cell>
              <table:table-cell office:value-type="float" office:value="511.480769230769">
                <text:p>511.480769230769</text:p>
              </table:table-cell>
            </table:table-row>
            <table:table-row>
              <table:table-cell office:value-type="string">
                <text:p>3000</text:p>
                <draw:g>
                  <svg:desc>Sheet1.A50:Sheet1.A50</svg:desc>
                </draw:g>
              </table:table-cell>
              <table:table-cell office:value-type="float" office:value="-1709.46153846154">
                <text:p>-1709.46153846154</text:p>
                <draw:g>
                  <svg:desc>Sheet1.C50:Sheet1.N50</svg:desc>
                </draw:g>
              </table:table-cell>
              <table:table-cell office:value-type="float" office:value="-129.692307692308">
                <text:p>-129.692307692308</text:p>
              </table:table-cell>
              <table:table-cell office:value-type="float" office:value="301.897435897436">
                <text:p>301.897435897436</text:p>
              </table:table-cell>
              <table:table-cell office:value-type="float" office:value="484.076923076923">
                <text:p>484.076923076923</text:p>
              </table:table-cell>
              <table:table-cell office:value-type="float" office:value="564.676923076923">
                <text:p>564.676923076923</text:p>
              </table:table-cell>
              <table:table-cell office:value-type="float" office:value="600.487179487179">
                <text:p>600.487179487179</text:p>
              </table:table-cell>
              <table:table-cell office:value-type="float" office:value="615.373626373626">
                <text:p>615.373626373626</text:p>
              </table:table-cell>
              <table:table-cell office:value-type="float" office:value="623.057692307692">
                <text:p>623.057692307692</text:p>
              </table:table-cell>
              <table:table-cell office:value-type="float" office:value="617.076923076923">
                <text:p>617.076923076923</text:p>
              </table:table-cell>
              <table:table-cell office:value-type="float" office:value="610.438461538462">
                <text:p>610.438461538462</text:p>
              </table:table-cell>
              <table:table-cell office:value-type="float" office:value="603.524475524476">
                <text:p>603.524475524476</text:p>
              </table:table-cell>
              <table:table-cell office:value-type="float" office:value="594.814102564103">
                <text:p>594.814102564103</text:p>
              </table:table-cell>
            </table:table-row>
            <table:table-row>
              <table:table-cell office:value-type="string">
                <text:p>2000</text:p>
                <draw:g>
                  <svg:desc>Sheet1.A53:Sheet1.A53</svg:desc>
                </draw:g>
              </table:table-cell>
              <table:table-cell office:value-type="float" office:value="-709.461538461539">
                <text:p>-709.461538461539</text:p>
                <draw:g>
                  <svg:desc>Sheet1.C53:Sheet1.N53</svg:desc>
                </draw:g>
              </table:table-cell>
              <table:table-cell office:value-type="float" office:value="370.307692307692">
                <text:p>370.307692307692</text:p>
              </table:table-cell>
              <table:table-cell office:value-type="float" office:value="635.230769230769">
                <text:p>635.230769230769</text:p>
              </table:table-cell>
              <table:table-cell office:value-type="float" office:value="734.076923076923">
                <text:p>734.076923076923</text:p>
              </table:table-cell>
              <table:table-cell office:value-type="float" office:value="764.676923076923">
                <text:p>764.676923076923</text:p>
              </table:table-cell>
              <table:table-cell office:value-type="float" office:value="767.153846153846">
                <text:p>767.153846153846</text:p>
              </table:table-cell>
              <table:table-cell office:value-type="float" office:value="758.230769230769">
                <text:p>758.230769230769</text:p>
              </table:table-cell>
              <table:table-cell office:value-type="float" office:value="748.057692307692">
                <text:p>748.057692307692</text:p>
              </table:table-cell>
              <table:table-cell office:value-type="float" office:value="728.188034188034">
                <text:p>728.188034188034</text:p>
              </table:table-cell>
              <table:table-cell office:value-type="float" office:value="710.438461538462">
                <text:p>710.438461538462</text:p>
              </table:table-cell>
              <table:table-cell office:value-type="float" office:value="694.433566433566">
                <text:p>694.433566433566</text:p>
              </table:table-cell>
              <table:table-cell office:value-type="float" office:value="678.147435897436">
                <text:p>678.1474358974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